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30000021AC97BFF8CE1C8C4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5.0409in" draw:z-index="0"><draw:image xlink:href="Pictures/10000201000002E30000021AC97BFF8CE1C8C47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3T12:44:51.305051928</meta:creation-date>
    <dc:date>2020-06-23T12:45:31.670249638</dc:date>
    <meta:editing-duration>PT4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